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524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24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Partnumber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Brand</text:p>
          </table:table-cell>
          <table:table-cell office:value-type="string" table:style-name="ce5">
            <text:p>Qty<text:s/></text:p>
          </table:table-cell>
          <table:table-cell office:value-type="string" table:style-name="ce6">
            <text:p>Cena netto PLN</text:p>
          </table:table-cell>
          <table:table-cell office:value-type="string" table:style-name="ce7">
            <text:p>Price € n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137-9014-2</text:p>
          </table:table-cell>
          <table:table-cell office:value-type="string" table:style-name="ce2">
            <text:p>Acessory kit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9.798750000000002" table:style-name="ce3">
            <text:p>19,80 zł</text:p>
          </table:table-cell>
          <table:table-cell office:value-type="currency" office:value="4.2761879049676033" table:style-name="ce4">
            <text:p>4,2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137-9148-2</text:p>
          </table:table-cell>
          <table:table-cell office:value-type="string" table:style-name="ce2">
            <text:p>Acessory kit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25.380000000000003" table:style-name="ce3">
            <text:p>25,38 zł</text:p>
          </table:table-cell>
          <table:table-cell office:value-type="currency" office:value="5.4816414686825059" table:style-name="ce4">
            <text:p>5,4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137-9283-2</text:p>
          </table:table-cell>
          <table:table-cell office:value-type="string" table:style-name="ce2">
            <text:p>Acessory kit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32.665000000000006" table:style-name="ce3">
            <text:p>32,67 zł</text:p>
          </table:table-cell>
          <table:table-cell office:value-type="currency" office:value="7.055075593952485" table:style-name="ce4">
            <text:p>7,0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0135-2</text:p>
          </table:table-cell>
          <table:table-cell office:value-type="string" table:style-name="ce2">
            <text:p>Acessory kit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1.267500000000005" table:style-name="ce3">
            <text:p>21,27 zł</text:p>
          </table:table-cell>
          <table:table-cell office:value-type="currency" office:value="4.5934125269978416" table:style-name="ce4">
            <text:p>4,5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0192-2</text:p>
          </table:table-cell>
          <table:table-cell office:value-type="string" table:style-name="ce2">
            <text:p>Acessory kit</text:p>
          </table:table-cell>
          <table:table-cell office:value-type="string" table:style-name="ce2">
            <text:p>ATE</text:p>
          </table:table-cell>
          <table:table-cell office:value-type="float" office:value="30" table:style-name="ce2">
            <text:p>30</text:p>
          </table:table-cell>
          <table:table-cell office:value-type="currency" office:value="69.795000000000002" table:style-name="ce3">
            <text:p>69,80 zł</text:p>
          </table:table-cell>
          <table:table-cell office:value-type="currency" office:value="15.07451403887689" table:style-name="ce4">
            <text:p>15,0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0435-2</text:p>
          </table:table-cell>
          <table:table-cell office:value-type="string" table:style-name="ce2">
            <text:p>Acessory kit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0.38625" table:style-name="ce3">
            <text:p>20,39 zł</text:p>
          </table:table-cell>
          <table:table-cell office:value-type="currency" office:value="4.4030777537796979" table:style-name="ce4">
            <text:p>4,4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7745-3003-4</text:p>
          </table:table-cell>
          <table:table-cell office:value-type="string" table:style-name="ce2">
            <text:p>Brake Booster</text:p>
          </table:table-cell>
          <table:table-cell office:value-type="string" table:style-name="ce2">
            <text:p>ATE</text:p>
          </table:table-cell>
          <table:table-cell office:value-type="float" office:value="30" table:style-name="ce2">
            <text:p>30</text:p>
          </table:table-cell>
          <table:table-cell office:value-type="currency" office:value="352.20625000000007" table:style-name="ce3">
            <text:p>352,21 zł</text:p>
          </table:table-cell>
          <table:table-cell office:value-type="currency" office:value="76.070464362850984" table:style-name="ce4">
            <text:p>76,0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4341-8001-5</text:p>
          </table:table-cell>
          <table:table-cell office:value-type="string" table:style-name="ce2">
            <text:p>Brake caliper<text:s/>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581.625" table:style-name="ce3">
            <text:p>581,63 zł</text:p>
          </table:table-cell>
          <table:table-cell office:value-type="currency" office:value="125.62095032397409" table:style-name="ce4">
            <text:p>125,6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4341-8002-5</text:p>
          </table:table-cell>
          <table:table-cell office:value-type="string" table:style-name="ce2">
            <text:p>Brake caliper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581.625" table:style-name="ce3">
            <text:p>581,63 zł</text:p>
          </table:table-cell>
          <table:table-cell office:value-type="currency" office:value="125.62095032397409" table:style-name="ce4">
            <text:p>125,6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111-0306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21.208749999999998" table:style-name="ce3">
            <text:p>21,21 zł</text:p>
          </table:table-cell>
          <table:table-cell office:value-type="currency" office:value="4.5807235421166306" table:style-name="ce4">
            <text:p>4,5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111-0390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31.196250000000006" table:style-name="ce3">
            <text:p>31,20 zł</text:p>
          </table:table-cell>
          <table:table-cell office:value-type="currency" office:value="6.7378509719222475" table:style-name="ce4">
            <text:p>6,7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111-0438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41.183750000000003" table:style-name="ce3">
            <text:p>41,18 zł</text:p>
          </table:table-cell>
          <table:table-cell office:value-type="currency" office:value="8.8949784017278635" table:style-name="ce4">
            <text:p>8,8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112-0435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62.921250000000001" table:style-name="ce3">
            <text:p>62,92 zł</text:p>
          </table:table-cell>
          <table:table-cell office:value-type="currency" office:value="13.589902807775378" table:style-name="ce4">
            <text:p>13,5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112-0436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48.174999999999997" table:style-name="ce3">
            <text:p>48,18 zł</text:p>
          </table:table-cell>
          <table:table-cell office:value-type="currency" office:value="10.404967602591793" table:style-name="ce4">
            <text:p>10,4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118-0471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44.885000000000005" table:style-name="ce3">
            <text:p>44,89 zł</text:p>
          </table:table-cell>
          <table:table-cell office:value-type="currency" office:value="9.6943844492440618" table:style-name="ce4">
            <text:p>9,6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5229-0240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22.442500000000003" table:style-name="ce3">
            <text:p>22,44 zł</text:p>
          </table:table-cell>
          <table:table-cell office:value-type="currency" office:value="4.8471922246220309" table:style-name="ce4">
            <text:p>4,8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3-6101-0250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53.638750000000009" table:style-name="ce3">
            <text:p>53,64 zł</text:p>
          </table:table-cell>
          <table:table-cell office:value-type="currency" office:value="11.585043196544278" table:style-name="ce4">
            <text:p>11,5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3-6113-0140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30.785000000000004" table:style-name="ce3">
            <text:p>30,79 zł</text:p>
          </table:table-cell>
          <table:table-cell office:value-type="currency" office:value="6.6490280777537807" table:style-name="ce4">
            <text:p>6,6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83-7788-0383-3</text:p>
          </table:table-cell>
          <table:table-cell office:value-type="string" table:style-name="ce2">
            <text:p>Brake hos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66.975000000000009" table:style-name="ce3">
            <text:p>66,98 zł</text:p>
          </table:table-cell>
          <table:table-cell office:value-type="currency" office:value="14.465442764578835" table:style-name="ce4">
            <text:p>14,4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2122-0142-3</text:p>
          </table:table-cell>
          <table:table-cell office:value-type="string" table:style-name="ce2">
            <text:p>Brake master cylinder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34.70625000000001" table:style-name="ce3">
            <text:p>234,71 zł</text:p>
          </table:table-cell>
          <table:table-cell office:value-type="currency" office:value="50.692494600431971" table:style-name="ce4">
            <text:p>50,6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3117-1408-3</text:p>
          </table:table-cell>
          <table:table-cell office:value-type="string" table:style-name="ce2">
            <text:p>Brake master cylinder</text:p>
          </table:table-cell>
          <table:table-cell office:value-type="string" table:style-name="ce2">
            <text:p>ATE</text:p>
          </table:table-cell>
          <table:table-cell office:value-type="float" office:value="30" table:style-name="ce2">
            <text:p>30</text:p>
          </table:table-cell>
          <table:table-cell office:value-type="currency" office:value="175.95625000000001" table:style-name="ce3">
            <text:p>175,96 zł</text:p>
          </table:table-cell>
          <table:table-cell office:value-type="currency" office:value="38.003509719222464" table:style-name="ce4">
            <text:p>38,0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137-0041-2</text:p>
          </table:table-cell>
          <table:table-cell office:value-type="string" table:style-name="ce2">
            <text:p>Brake shoe set</text:p>
          </table:table-cell>
          <table:table-cell office:value-type="string" table:style-name="ce2">
            <text:p>ATE</text:p>
          </table:table-cell>
          <table:table-cell office:value-type="float" office:value="121" table:style-name="ce2">
            <text:p>121</text:p>
          </table:table-cell>
          <table:table-cell office:value-type="currency" office:value="48.46875" table:style-name="ce3">
            <text:p>48,47 zł</text:p>
          </table:table-cell>
          <table:table-cell office:value-type="currency" office:value="10.46841252699784" table:style-name="ce4">
            <text:p>10,4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137-3027-2</text:p>
          </table:table-cell>
          <table:table-cell office:value-type="string" table:style-name="ce2">
            <text:p>Brake shoe set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158.33125000000001" table:style-name="ce3">
            <text:p>158,33 zł</text:p>
          </table:table-cell>
          <table:table-cell office:value-type="currency" office:value="34.196814254859618" table:style-name="ce4">
            <text:p>34,2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520-3517-3</text:p>
          </table:table-cell>
          <table:table-cell office:value-type="string" table:style-name="ce2">
            <text:p>Brake shoe set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199.45625000000004" table:style-name="ce3">
            <text:p>199,46 zł</text:p>
          </table:table-cell>
          <table:table-cell office:value-type="currency" office:value="43.079103671706271" table:style-name="ce4">
            <text:p>43,0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520-5722-3</text:p>
          </table:table-cell>
          <table:table-cell office:value-type="string" table:style-name="ce2">
            <text:p>Brake shoe set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32.0625" table:style-name="ce3">
            <text:p>232,06 zł</text:p>
          </table:table-cell>
          <table:table-cell office:value-type="currency" office:value="50.121490280777536" table:style-name="ce4">
            <text:p>50,1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0520-6322-3</text:p>
          </table:table-cell>
          <table:table-cell office:value-type="string" table:style-name="ce2">
            <text:p>Brake shoe set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32.0625" table:style-name="ce3">
            <text:p>232,06 zł</text:p>
          </table:table-cell>
          <table:table-cell office:value-type="currency" office:value="50.121490280777536" table:style-name="ce4">
            <text:p>50,1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09-0169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8" table:style-name="ce2">
            <text:p>8</text:p>
          </table:table-cell>
          <table:table-cell office:value-type="currency" office:value="111.33125" table:style-name="ce3">
            <text:p>111,33 zł</text:p>
          </table:table-cell>
          <table:table-cell office:value-type="currency" office:value="24.045626349892007" table:style-name="ce4">
            <text:p>24,0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0-0142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30" table:style-name="ce2">
            <text:p>30</text:p>
          </table:table-cell>
          <table:table-cell office:value-type="currency" office:value="152.45625000000001" table:style-name="ce3">
            <text:p>152,46 zł</text:p>
          </table:table-cell>
          <table:table-cell office:value-type="currency" office:value="32.927915766738664" table:style-name="ce4">
            <text:p>32,9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0-0202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32" table:style-name="ce2">
            <text:p>32</text:p>
          </table:table-cell>
          <table:table-cell office:value-type="currency" office:value="80.193749999999994" table:style-name="ce3">
            <text:p>80,19 zł</text:p>
          </table:table-cell>
          <table:table-cell office:value-type="currency" office:value="17.32046436285097" table:style-name="ce4">
            <text:p>17,3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0-0283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86.65625" table:style-name="ce3">
            <text:p>86,66 zł</text:p>
          </table:table-cell>
          <table:table-cell office:value-type="currency" office:value="18.716252699784018" table:style-name="ce4">
            <text:p>18,7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0-0312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16.09000000000002" table:style-name="ce3">
            <text:p>116,09 zł</text:p>
          </table:table-cell>
          <table:table-cell office:value-type="currency" office:value="25.073434125269983" table:style-name="ce4">
            <text:p>25,0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2-0212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32" table:style-name="ce2">
            <text:p>32</text:p>
          </table:table-cell>
          <table:table-cell office:value-type="currency" office:value="88.066249999999997" table:style-name="ce3">
            <text:p>88,07 zł</text:p>
          </table:table-cell>
          <table:table-cell office:value-type="currency" office:value="19.020788336933045" table:style-name="ce4">
            <text:p>19,0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4-0116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10" table:style-name="ce2">
            <text:p>10</text:p>
          </table:table-cell>
          <table:table-cell office:value-type="currency" office:value="98.112499999999997" table:style-name="ce3">
            <text:p>98,11 zł</text:p>
          </table:table-cell>
          <table:table-cell office:value-type="currency" office:value="21.190604751619869" table:style-name="ce4">
            <text:p>21,1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6-0125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8" table:style-name="ce2">
            <text:p>8</text:p>
          </table:table-cell>
          <table:table-cell office:value-type="currency" office:value="126.72375000000001" table:style-name="ce3">
            <text:p>126,72 zł</text:p>
          </table:table-cell>
          <table:table-cell office:value-type="currency" office:value="27.370140388768903" table:style-name="ce4">
            <text:p>27,3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19-0113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10" table:style-name="ce2">
            <text:p>10</text:p>
          </table:table-cell>
          <table:table-cell office:value-type="currency" office:value="127.89875000000001" table:style-name="ce3">
            <text:p>127,90 zł</text:p>
          </table:table-cell>
          <table:table-cell office:value-type="currency" office:value="27.623920086393092" table:style-name="ce4">
            <text:p>27,6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0-0147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63.685000000000002" table:style-name="ce3">
            <text:p>63,69 zł</text:p>
          </table:table-cell>
          <table:table-cell office:value-type="currency" office:value="13.754859611231103" table:style-name="ce4">
            <text:p>13,7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2-0210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10.86125000000001" table:style-name="ce3">
            <text:p>110,86 zł</text:p>
          </table:table-cell>
          <table:table-cell office:value-type="currency" office:value="23.944114470842337" table:style-name="ce4">
            <text:p>23,9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2-0280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6" table:style-name="ce2">
            <text:p>6</text:p>
          </table:table-cell>
          <table:table-cell office:value-type="currency" office:value="111.09625000000001" table:style-name="ce3">
            <text:p>111,10 zł</text:p>
          </table:table-cell>
          <table:table-cell office:value-type="currency" office:value="23.994870410367174" table:style-name="ce4">
            <text:p>23,9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4-0201-2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401.79124999999999" table:style-name="ce3">
            <text:p>401,79 zł</text:p>
          </table:table-cell>
          <table:table-cell office:value-type="currency" office:value="86.779967602591796" table:style-name="ce4">
            <text:p>86,7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4-0222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12" table:style-name="ce2">
            <text:p>12</text:p>
          </table:table-cell>
          <table:table-cell office:value-type="currency" office:value="118.79249999999999" table:style-name="ce3">
            <text:p>118,79 zł</text:p>
          </table:table-cell>
          <table:table-cell office:value-type="currency" office:value="25.657127429805612" table:style-name="ce4">
            <text:p>25,6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4-0233-2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368.53875000000005" table:style-name="ce3">
            <text:p>368,54 zł</text:p>
          </table:table-cell>
          <table:table-cell office:value-type="currency" office:value="79.598002159827232" table:style-name="ce4">
            <text:p>79,6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5-0168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114.73875000000001" table:style-name="ce3">
            <text:p>114,74 zł</text:p>
          </table:table-cell>
          <table:table-cell office:value-type="currency" office:value="24.781587473002162" table:style-name="ce4">
            <text:p>24,7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8-0105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12" table:style-name="ce2">
            <text:p>12</text:p>
          </table:table-cell>
          <table:table-cell office:value-type="currency" office:value="179.12875000000003" table:style-name="ce3">
            <text:p>179,13 zł</text:p>
          </table:table-cell>
          <table:table-cell office:value-type="currency" office:value="38.688714902807781" table:style-name="ce4">
            <text:p>38,6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28-0133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51.45750000000001" table:style-name="ce3">
            <text:p>151,46 zł</text:p>
          </table:table-cell>
          <table:table-cell office:value-type="currency" office:value="32.7122030237581" table:style-name="ce4">
            <text:p>32,7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130-0200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8" table:style-name="ce2">
            <text:p>8</text:p>
          </table:table-cell>
          <table:table-cell office:value-type="currency" office:value="239.58250000000004" table:style-name="ce3">
            <text:p>239,58 zł</text:p>
          </table:table-cell>
          <table:table-cell office:value-type="currency" office:value="51.745680345572367" table:style-name="ce4">
            <text:p>51,7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10-0217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08.74625000000002" table:style-name="ce3">
            <text:p>108,75 zł</text:p>
          </table:table-cell>
          <table:table-cell office:value-type="currency" office:value="23.487311015118795" table:style-name="ce4">
            <text:p>23,4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10-0277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96.291250000000005" table:style-name="ce3">
            <text:p>96,29 zł</text:p>
          </table:table-cell>
          <table:table-cell office:value-type="currency" office:value="20.797246220302377" table:style-name="ce4">
            <text:p>20,8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12-0159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58.03750000000002" table:style-name="ce3">
            <text:p>158,04 zł</text:p>
          </table:table-cell>
          <table:table-cell office:value-type="currency" office:value="34.133369330453569" table:style-name="ce4">
            <text:p>34,1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12-0178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154.98250000000002" table:style-name="ce3">
            <text:p>154,98 zł</text:p>
          </table:table-cell>
          <table:table-cell office:value-type="currency" office:value="33.473542116630675" table:style-name="ce4">
            <text:p>33,4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22-0115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8" table:style-name="ce2">
            <text:p>8</text:p>
          </table:table-cell>
          <table:table-cell office:value-type="currency" office:value="139.53125" table:style-name="ce3">
            <text:p>139,53 zł</text:p>
          </table:table-cell>
          <table:table-cell office:value-type="currency" office:value="30.136339092872571" table:style-name="ce4">
            <text:p>30,1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22-0160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48.81375000000003" table:style-name="ce3">
            <text:p>148,81 zł</text:p>
          </table:table-cell>
          <table:table-cell office:value-type="currency" office:value="32.14119870410368" table:style-name="ce4">
            <text:p>32,1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22-0231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141.70500000000001" table:style-name="ce3">
            <text:p>141,71 zł</text:p>
          </table:table-cell>
          <table:table-cell office:value-type="currency" office:value="30.605831533477325" table:style-name="ce4">
            <text:p>30,6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22-0238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161.32750000000001" table:style-name="ce3">
            <text:p>161,33 zł</text:p>
          </table:table-cell>
          <table:table-cell office:value-type="currency" office:value="34.843952483801303" table:style-name="ce4">
            <text:p>34,8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24-0203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18" table:style-name="ce2">
            <text:p>18</text:p>
          </table:table-cell>
          <table:table-cell office:value-type="currency" office:value="200.86624999999998" table:style-name="ce3">
            <text:p>200,87 zł</text:p>
          </table:table-cell>
          <table:table-cell office:value-type="currency" office:value="43.383639308855287" table:style-name="ce4">
            <text:p>43,3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25-0138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94.52124999999998" table:style-name="ce3">
            <text:p>194,52 zł</text:p>
          </table:table-cell>
          <table:table-cell office:value-type="currency" office:value="42.013228941684659" table:style-name="ce4">
            <text:p>42,0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30-0193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284.17375000000004" table:style-name="ce3">
            <text:p>284,17 zł</text:p>
          </table:table-cell>
          <table:table-cell office:value-type="currency" office:value="61.37661987041038" table:style-name="ce4">
            <text:p>61,3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332-0144-1</text:p>
          </table:table-cell>
          <table:table-cell office:value-type="string" table:style-name="ce2">
            <text:p>Brakediscs</text:p>
          </table:table-cell>
          <table:table-cell office:value-type="string" table:style-name="ce2">
            <text:p>ATE</text:p>
          </table:table-cell>
          <table:table-cell office:value-type="float" office:value="14" table:style-name="ce2">
            <text:p>14</text:p>
          </table:table-cell>
          <table:table-cell office:value-type="currency" office:value="190.64375000000001" table:style-name="ce3">
            <text:p>190,64 zł</text:p>
          </table:table-cell>
          <table:table-cell office:value-type="currency" office:value="41.175755939524841" table:style-name="ce4">
            <text:p>41,1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9901-5820-2</text:p>
          </table:table-cell>
          <table:table-cell office:value-type="string" table:style-name="ce2">
            <text:p>Brakefluid SL DOT 4 <text:s/>30 Liter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352.20625000000007" table:style-name="ce3">
            <text:p>352,21 zł</text:p>
          </table:table-cell>
          <table:table-cell office:value-type="currency" office:value="76.070464362850984" table:style-name="ce4">
            <text:p>76,0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9901-5814-2</text:p>
          </table:table-cell>
          <table:table-cell office:value-type="string" table:style-name="ce2">
            <text:p>Brakefluid SL DOT 4 <text:s/>50 Liter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587.20625000000007" table:style-name="ce3">
            <text:p>587,21 zł</text:p>
          </table:table-cell>
          <table:table-cell office:value-type="currency" office:value="126.826403887689" table:style-name="ce4">
            <text:p>126,8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60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13.27000000000001" table:style-name="ce3">
            <text:p>113,27 zł</text:p>
          </table:table-cell>
          <table:table-cell office:value-type="currency" office:value="24.464362850971924" table:style-name="ce4">
            <text:p>24,4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617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33.41375000000002" table:style-name="ce3">
            <text:p>233,41 zł</text:p>
          </table:table-cell>
          <table:table-cell office:value-type="currency" office:value="50.413336933045365" table:style-name="ce4">
            <text:p>50,4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62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5" table:style-name="ce2">
            <text:p>5</text:p>
          </table:table-cell>
          <table:table-cell office:value-type="currency" office:value="109.45124999999999" table:style-name="ce3">
            <text:p>109,45 zł</text:p>
          </table:table-cell>
          <table:table-cell office:value-type="currency" office:value="23.639578833693303" table:style-name="ce4">
            <text:p>23,6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2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5" table:style-name="ce2">
            <text:p>25</text:p>
          </table:table-cell>
          <table:table-cell office:value-type="currency" office:value="124.25625000000002" table:style-name="ce3">
            <text:p>124,26 zł</text:p>
          </table:table-cell>
          <table:table-cell office:value-type="currency" office:value="26.837203023758104" table:style-name="ce4">
            <text:p>26,8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3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23.14000000000001" table:style-name="ce3">
            <text:p>123,14 zł</text:p>
          </table:table-cell>
          <table:table-cell office:value-type="currency" office:value="26.596112311015123" table:style-name="ce4">
            <text:p>26,6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4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95.938749999999999" table:style-name="ce3">
            <text:p>95,94 zł</text:p>
          </table:table-cell>
          <table:table-cell office:value-type="currency" office:value="20.721112311015119" table:style-name="ce4">
            <text:p>20,7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4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84.834999999999994" table:style-name="ce3">
            <text:p>84,84 zł</text:p>
          </table:table-cell>
          <table:table-cell office:value-type="currency" office:value="18.322894168466522" table:style-name="ce4">
            <text:p>18,3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6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01.46124999999999" table:style-name="ce3">
            <text:p>101,46 zł</text:p>
          </table:table-cell>
          <table:table-cell office:value-type="currency" office:value="21.913876889848812" table:style-name="ce4">
            <text:p>21,9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67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127.01750000000001" table:style-name="ce3">
            <text:p>127,02 zł</text:p>
          </table:table-cell>
          <table:table-cell office:value-type="currency" office:value="27.433585313174948" table:style-name="ce4">
            <text:p>27,4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79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1" table:style-name="ce2">
            <text:p>11</text:p>
          </table:table-cell>
          <table:table-cell office:value-type="currency" office:value="180.30375000000004" table:style-name="ce3">
            <text:p>180,30 zł</text:p>
          </table:table-cell>
          <table:table-cell office:value-type="currency" office:value="38.942494600431971" table:style-name="ce4">
            <text:p>38,9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19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75.376249999999999" table:style-name="ce3">
            <text:p>75,38 zł</text:p>
          </table:table-cell>
          <table:table-cell office:value-type="currency" office:value="16.279967602591793" table:style-name="ce4">
            <text:p>16,2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28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8" table:style-name="ce2">
            <text:p>8</text:p>
          </table:table-cell>
          <table:table-cell office:value-type="currency" office:value="102.8125" table:style-name="ce3">
            <text:p>102,81 zł</text:p>
          </table:table-cell>
          <table:table-cell office:value-type="currency" office:value="22.20572354211663" table:style-name="ce4">
            <text:p>22,2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3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1" table:style-name="ce2">
            <text:p>11</text:p>
          </table:table-cell>
          <table:table-cell office:value-type="currency" office:value="91.18" table:style-name="ce3">
            <text:p>91,18 zł</text:p>
          </table:table-cell>
          <table:table-cell office:value-type="currency" office:value="19.69330453563715" table:style-name="ce4">
            <text:p>19,6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3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58.926249999999996" table:style-name="ce3">
            <text:p>58,93 zł</text:p>
          </table:table-cell>
          <table:table-cell office:value-type="currency" office:value="12.727051835853132" table:style-name="ce4">
            <text:p>12,7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4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98.171250000000015" table:style-name="ce3">
            <text:p>98,17 zł</text:p>
          </table:table-cell>
          <table:table-cell office:value-type="currency" office:value="21.203293736501085" table:style-name="ce4">
            <text:p>21,2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6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6" table:style-name="ce2">
            <text:p>16</text:p>
          </table:table-cell>
          <table:table-cell office:value-type="currency" office:value="73.378749999999997" table:style-name="ce3">
            <text:p>73,38 zł</text:p>
          </table:table-cell>
          <table:table-cell office:value-type="currency" office:value="15.84854211663067" table:style-name="ce4">
            <text:p>15,8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8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4" table:style-name="ce2">
            <text:p>14</text:p>
          </table:table-cell>
          <table:table-cell office:value-type="currency" office:value="99.17" table:style-name="ce3">
            <text:p>99,17 zł</text:p>
          </table:table-cell>
          <table:table-cell office:value-type="currency" office:value="21.419006479481641" table:style-name="ce4">
            <text:p>21,4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88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9" table:style-name="ce2">
            <text:p>9</text:p>
          </table:table-cell>
          <table:table-cell office:value-type="currency" office:value="112.44750000000002" table:style-name="ce3">
            <text:p>112,45 zł</text:p>
          </table:table-cell>
          <table:table-cell office:value-type="currency" office:value="24.286717062634995" table:style-name="ce4">
            <text:p>24,2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92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7" table:style-name="ce2">
            <text:p>37</text:p>
          </table:table-cell>
          <table:table-cell office:value-type="currency" office:value="76.316250000000011" table:style-name="ce3">
            <text:p>76,32 zł</text:p>
          </table:table-cell>
          <table:table-cell office:value-type="currency" office:value="16.482991360691148" table:style-name="ce4">
            <text:p>16,4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967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59.631250000000009" table:style-name="ce3">
            <text:p>59,63 zł</text:p>
          </table:table-cell>
          <table:table-cell office:value-type="currency" office:value="12.879319654427649" table:style-name="ce4">
            <text:p>12,8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297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76.492500000000007" table:style-name="ce3">
            <text:p>76,49 zł</text:p>
          </table:table-cell>
          <table:table-cell office:value-type="currency" office:value="16.521058315334773" table:style-name="ce4">
            <text:p>16,5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01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1" table:style-name="ce2">
            <text:p>31</text:p>
          </table:table-cell>
          <table:table-cell office:value-type="currency" office:value="60.923750000000005" table:style-name="ce3">
            <text:p>60,92 zł</text:p>
          </table:table-cell>
          <table:table-cell office:value-type="currency" office:value="13.158477321814257" table:style-name="ce4">
            <text:p>13,1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01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56.987500000000004" table:style-name="ce3">
            <text:p>56,99 zł</text:p>
          </table:table-cell>
          <table:table-cell office:value-type="currency" office:value="12.308315334773219" table:style-name="ce4">
            <text:p>12,3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0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99.287499999999994" table:style-name="ce3">
            <text:p>99,29 zł</text:p>
          </table:table-cell>
          <table:table-cell office:value-type="currency" office:value="21.444384449244058" table:style-name="ce4">
            <text:p>21,4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07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64.155000000000001" table:style-name="ce3">
            <text:p>64,16 zł</text:p>
          </table:table-cell>
          <table:table-cell office:value-type="currency" office:value="13.856371490280779" table:style-name="ce4">
            <text:p>13,8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5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88.594999999999999" table:style-name="ce3">
            <text:p>88,60 zł</text:p>
          </table:table-cell>
          <table:table-cell office:value-type="currency" office:value="19.134989200863931" table:style-name="ce4">
            <text:p>19,1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5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5" table:style-name="ce2">
            <text:p>5</text:p>
          </table:table-cell>
          <table:table-cell office:value-type="currency" office:value="130.60125000000002" table:style-name="ce3">
            <text:p>130,60 zł</text:p>
          </table:table-cell>
          <table:table-cell office:value-type="currency" office:value="28.207613390928731" table:style-name="ce4">
            <text:p>28,2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6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3" table:style-name="ce2">
            <text:p>13</text:p>
          </table:table-cell>
          <table:table-cell office:value-type="currency" office:value="176.72" table:style-name="ce3">
            <text:p>176,72 zł</text:p>
          </table:table-cell>
          <table:table-cell office:value-type="currency" office:value="38.168466522678187" table:style-name="ce4">
            <text:p>38,1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68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61.91500000000002" table:style-name="ce3">
            <text:p>161,92 zł</text:p>
          </table:table-cell>
          <table:table-cell office:value-type="currency" office:value="34.970842332613394" table:style-name="ce4">
            <text:p>34,9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71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17.79375000000002" table:style-name="ce3">
            <text:p>117,79 zł</text:p>
          </table:table-cell>
          <table:table-cell office:value-type="currency" office:value="25.441414686825059" table:style-name="ce4">
            <text:p>25,4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876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70.14000000000004" table:style-name="ce3">
            <text:p>170,14 zł</text:p>
          </table:table-cell>
          <table:table-cell office:value-type="currency" office:value="36.747300215982733" table:style-name="ce4">
            <text:p>36,7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948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13.27000000000001" table:style-name="ce3">
            <text:p>113,27 zł</text:p>
          </table:table-cell>
          <table:table-cell office:value-type="currency" office:value="24.464362850971924" table:style-name="ce4">
            <text:p>24,4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397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4" table:style-name="ce2">
            <text:p>4</text:p>
          </table:table-cell>
          <table:table-cell office:value-type="currency" office:value="71.087499999999991" table:style-name="ce3">
            <text:p>71,09 zł</text:p>
          </table:table-cell>
          <table:table-cell office:value-type="currency" office:value="15.353671706263498" table:style-name="ce4">
            <text:p>15,3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4036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62" table:style-name="ce2">
            <text:p>62</text:p>
          </table:table-cell>
          <table:table-cell office:value-type="currency" office:value="40.831249999999997" table:style-name="ce3">
            <text:p>40,83 zł</text:p>
          </table:table-cell>
          <table:table-cell office:value-type="currency" office:value="8.8188444924406042" table:style-name="ce4">
            <text:p>8,8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4069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120.32" table:style-name="ce3">
            <text:p>120,32 zł</text:p>
          </table:table-cell>
          <table:table-cell office:value-type="currency" office:value="25.987041036717063" table:style-name="ce4">
            <text:p>25,9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481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64.5" table:style-name="ce3">
            <text:p>164,50 zł</text:p>
          </table:table-cell>
          <table:table-cell office:value-type="currency" office:value="35.529157667386613" table:style-name="ce4">
            <text:p>35,5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483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04.33250000000001" table:style-name="ce3">
            <text:p>204,33 zł</text:p>
          </table:table-cell>
          <table:table-cell office:value-type="currency" office:value="44.132289416846653" table:style-name="ce4">
            <text:p>44,1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4856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11.09625000000001" table:style-name="ce3">
            <text:p>111,10 zł</text:p>
          </table:table-cell>
          <table:table-cell office:value-type="currency" office:value="23.994870410367174" table:style-name="ce4">
            <text:p>23,9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488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3" table:style-name="ce2">
            <text:p>13</text:p>
          </table:table-cell>
          <table:table-cell office:value-type="currency" office:value="179.30500000000001" table:style-name="ce3">
            <text:p>179,31 zł</text:p>
          </table:table-cell>
          <table:table-cell office:value-type="currency" office:value="38.726781857451407" table:style-name="ce4">
            <text:p>38,7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65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16.67749999999999" table:style-name="ce3">
            <text:p>116,68 zł</text:p>
          </table:table-cell>
          <table:table-cell office:value-type="currency" office:value="25.200323974082075" table:style-name="ce4">
            <text:p>25,2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78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32.01124999999999" table:style-name="ce3">
            <text:p>132,01 zł</text:p>
          </table:table-cell>
          <table:table-cell office:value-type="currency" office:value="28.512149028077751" table:style-name="ce4">
            <text:p>28,5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83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13.27000000000001" table:style-name="ce3">
            <text:p>113,27 zł</text:p>
          </table:table-cell>
          <table:table-cell office:value-type="currency" office:value="24.464362850971924" table:style-name="ce4">
            <text:p>24,4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84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8" table:style-name="ce2">
            <text:p>8</text:p>
          </table:table-cell>
          <table:table-cell office:value-type="currency" office:value="79.72375000000001" table:style-name="ce3">
            <text:p>79,72 zł</text:p>
          </table:table-cell>
          <table:table-cell office:value-type="currency" office:value="17.218952483801299" table:style-name="ce4">
            <text:p>17,2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849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63.56750000000001" table:style-name="ce3">
            <text:p>63,57 zł</text:p>
          </table:table-cell>
          <table:table-cell office:value-type="currency" office:value="13.729481641468684" table:style-name="ce4">
            <text:p>13,7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86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00.87375000000002" table:style-name="ce3">
            <text:p>100,87 zł</text:p>
          </table:table-cell>
          <table:table-cell office:value-type="currency" office:value="21.786987041036721" table:style-name="ce4">
            <text:p>21,7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897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36.00625000000002" table:style-name="ce3">
            <text:p>136,01 zł</text:p>
          </table:table-cell>
          <table:table-cell office:value-type="currency" office:value="29.375000000000007" table:style-name="ce4">
            <text:p>29,3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5959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77.432500000000005" table:style-name="ce3">
            <text:p>77,43 zł</text:p>
          </table:table-cell>
          <table:table-cell office:value-type="currency" office:value="16.724082073434126" table:style-name="ce4">
            <text:p>16,7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715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7" table:style-name="ce2">
            <text:p>7</text:p>
          </table:table-cell>
          <table:table-cell office:value-type="currency" office:value="154.21875" table:style-name="ce3">
            <text:p>154,22 zł</text:p>
          </table:table-cell>
          <table:table-cell office:value-type="currency" office:value="33.308585313174945" table:style-name="ce4">
            <text:p>33,3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722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104.92750000000001" table:style-name="ce3">
            <text:p>104,93 zł</text:p>
          </table:table-cell>
          <table:table-cell office:value-type="currency" office:value="22.662526997840175" table:style-name="ce4">
            <text:p>22,6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723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01.46124999999999" table:style-name="ce3">
            <text:p>101,46 zł</text:p>
          </table:table-cell>
          <table:table-cell office:value-type="currency" office:value="21.913876889848812" table:style-name="ce4">
            <text:p>21,9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7278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88.125" table:style-name="ce3">
            <text:p>88,13 zł</text:p>
          </table:table-cell>
          <table:table-cell office:value-type="currency" office:value="19.033477321814257" table:style-name="ce4">
            <text:p>19,03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729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85.481250000000003" table:style-name="ce3">
            <text:p>85,48 zł</text:p>
          </table:table-cell>
          <table:table-cell office:value-type="currency" office:value="18.462473002159829" table:style-name="ce4">
            <text:p>18,4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60-730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8" table:style-name="ce2">
            <text:p>28</text:p>
          </table:table-cell>
          <table:table-cell office:value-type="currency" office:value="117.20625" table:style-name="ce3">
            <text:p>117,21 zł</text:p>
          </table:table-cell>
          <table:table-cell office:value-type="currency" office:value="25.314524838012957" table:style-name="ce4">
            <text:p>25,3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1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41.52875" table:style-name="ce3">
            <text:p>141,53 zł</text:p>
          </table:table-cell>
          <table:table-cell office:value-type="currency" office:value="30.567764578833696" table:style-name="ce4">
            <text:p>30,5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2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56.04000000000002" table:style-name="ce3">
            <text:p>156,04 zł</text:p>
          </table:table-cell>
          <table:table-cell office:value-type="currency" office:value="33.701943844492448" table:style-name="ce4">
            <text:p>33,7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2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5" table:style-name="ce2">
            <text:p>25</text:p>
          </table:table-cell>
          <table:table-cell office:value-type="currency" office:value="132.1875" table:style-name="ce3">
            <text:p>132,19 zł</text:p>
          </table:table-cell>
          <table:table-cell office:value-type="currency" office:value="28.550215982721383" table:style-name="ce4">
            <text:p>28,5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27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146.28750000000002" table:style-name="ce3">
            <text:p>146,29 zł</text:p>
          </table:table-cell>
          <table:table-cell office:value-type="currency" office:value="31.595572354211669" table:style-name="ce4">
            <text:p>31,6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6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7" table:style-name="ce2">
            <text:p>7</text:p>
          </table:table-cell>
          <table:table-cell office:value-type="currency" office:value="298.62625000000003" table:style-name="ce3">
            <text:p>298,63 zł</text:p>
          </table:table-cell>
          <table:table-cell office:value-type="currency" office:value="64.498110151187916" table:style-name="ce4">
            <text:p>64,5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69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15.14250000000001" table:style-name="ce3">
            <text:p>215,14 zł</text:p>
          </table:table-cell>
          <table:table-cell office:value-type="currency" office:value="46.467062634989205" table:style-name="ce4">
            <text:p>46,4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776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37.88624999999999" table:style-name="ce3">
            <text:p>137,89 zł</text:p>
          </table:table-cell>
          <table:table-cell office:value-type="currency" office:value="29.781047516198704" table:style-name="ce4">
            <text:p>29,7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288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36.82874999999999" table:style-name="ce3">
            <text:p>136,83 zł</text:p>
          </table:table-cell>
          <table:table-cell office:value-type="currency" office:value="29.552645788336932" table:style-name="ce4">
            <text:p>29,5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3805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77.961250000000007" table:style-name="ce3">
            <text:p>77,96 zł</text:p>
          </table:table-cell>
          <table:table-cell office:value-type="currency" office:value="16.838282937365012" table:style-name="ce4">
            <text:p>16,8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385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37.9375" table:style-name="ce3">
            <text:p>237,94 zł</text:p>
          </table:table-cell>
          <table:table-cell office:value-type="currency" office:value="51.39038876889849" table:style-name="ce4">
            <text:p>51,3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3999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19.54874999999998" table:style-name="ce3">
            <text:p>219,55 zł</text:p>
          </table:table-cell>
          <table:table-cell office:value-type="currency" office:value="47.418736501079913" table:style-name="ce4">
            <text:p>47,4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499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409.78125" table:style-name="ce3">
            <text:p>409,78 zł</text:p>
          </table:table-cell>
          <table:table-cell office:value-type="currency" office:value="88.50566954643628" table:style-name="ce4">
            <text:p>88,5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7184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171.60875000000001" table:style-name="ce3">
            <text:p>171,61 zł</text:p>
          </table:table-cell>
          <table:table-cell office:value-type="currency" office:value="37.064524838012964" table:style-name="ce4">
            <text:p>37,0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7200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32.0625" table:style-name="ce3">
            <text:p>232,06 zł</text:p>
          </table:table-cell>
          <table:table-cell office:value-type="currency" office:value="50.121490280777536" table:style-name="ce4">
            <text:p>50,1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7243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219.255" table:style-name="ce3">
            <text:p>219,26 zł</text:p>
          </table:table-cell>
          <table:table-cell office:value-type="currency" office:value="47.355291576673864" table:style-name="ce4">
            <text:p>47,3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70-7282-2</text:p>
          </table:table-cell>
          <table:table-cell office:value-type="string" table:style-name="ce2">
            <text:p>Brakepads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257.38375000000002" table:style-name="ce3">
            <text:p>257,38 zł</text:p>
          </table:table-cell>
          <table:table-cell office:value-type="currency" office:value="55.590442764578839" table:style-name="ce4">
            <text:p>55,5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728-0833-2</text:p>
          </table:table-cell>
          <table:table-cell office:value-type="string" table:style-name="ce2">
            <text:p>Clutch cable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72.614999999999995" table:style-name="ce3">
            <text:p>72,62 zł</text:p>
          </table:table-cell>
          <table:table-cell office:value-type="currency" office:value="15.683585313174945" table:style-name="ce4">
            <text:p>15,6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728-0835-2</text:p>
          </table:table-cell>
          <table:table-cell office:value-type="string" table:style-name="ce2">
            <text:p>Clutch cabl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76.257500000000007" table:style-name="ce3">
            <text:p>76,26 zł</text:p>
          </table:table-cell>
          <table:table-cell office:value-type="currency" office:value="16.470302375809936" table:style-name="ce4">
            <text:p>16,4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728-0845-2</text:p>
          </table:table-cell>
          <table:table-cell office:value-type="string" table:style-name="ce2">
            <text:p>Clutch cabl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64.566250000000011" table:style-name="ce3">
            <text:p>64,57 zł</text:p>
          </table:table-cell>
          <table:table-cell office:value-type="currency" office:value="13.945194384449247" table:style-name="ce4">
            <text:p>13,95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41-3811-2</text:p>
          </table:table-cell>
          <table:table-cell office:value-type="string" table:style-name="ce2">
            <text:p>Gasket set Brake caliper</text:p>
          </table:table-cell>
          <table:table-cell office:value-type="string" table:style-name="ce2">
            <text:p>ATE</text:p>
          </table:table-cell>
          <table:table-cell office:value-type="float" office:value="10" table:style-name="ce2">
            <text:p>10</text:p>
          </table:table-cell>
          <table:table-cell office:value-type="currency" office:value="32.253750000000004" table:style-name="ce3">
            <text:p>32,25 zł</text:p>
          </table:table-cell>
          <table:table-cell office:value-type="currency" office:value="6.9662526997840182" table:style-name="ce4">
            <text:p>6,9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3-0441-4002-2</text:p>
          </table:table-cell>
          <table:table-cell office:value-type="string" table:style-name="ce2">
            <text:p>Gasket set Brake caliper</text:p>
          </table:table-cell>
          <table:table-cell office:value-type="string" table:style-name="ce2">
            <text:p>ATE</text:p>
          </table:table-cell>
          <table:table-cell office:value-type="float" office:value="25" table:style-name="ce2">
            <text:p>25</text:p>
          </table:table-cell>
          <table:table-cell office:value-type="currency" office:value="52.581249999999997" table:style-name="ce3">
            <text:p>52,58 zł</text:p>
          </table:table-cell>
          <table:table-cell office:value-type="currency" office:value="11.356641468682506" table:style-name="ce4">
            <text:p>11,3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9145-0002-2</text:p>
          </table:table-cell>
          <table:table-cell office:value-type="string" table:style-name="ce2">
            <text:p>Hydraulic Unit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969.375" table:style-name="ce3">
            <text:p>969,38 zł</text:p>
          </table:table-cell>
          <table:table-cell office:value-type="currency" office:value="209.36825053995682" table:style-name="ce4">
            <text:p>209,3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9902-0116-2</text:p>
          </table:table-cell>
          <table:table-cell office:value-type="string" table:style-name="ce2">
            <text:p>Mounting Liquid <text:s/>5 Liter</text:p>
          </table:table-cell>
          <table:table-cell office:value-type="string" table:style-name="ce2">
            <text:p>ATE</text:p>
          </table:table-cell>
          <table:table-cell office:value-type="float" office:value="40" table:style-name="ce2">
            <text:p>40</text:p>
          </table:table-cell>
          <table:table-cell office:value-type="currency" office:value="117.20625" table:style-name="ce3">
            <text:p>117,21 zł</text:p>
          </table:table-cell>
          <table:table-cell office:value-type="currency" office:value="25.314524838012957" table:style-name="ce4">
            <text:p>25,3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727-0005-2</text:p>
          </table:table-cell>
          <table:table-cell office:value-type="string" table:style-name="ce2">
            <text:p>Parking cabl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46.647500000000008" table:style-name="ce3">
            <text:p>46,65 zł</text:p>
          </table:table-cell>
          <table:table-cell office:value-type="currency" office:value="10.075053995680348" table:style-name="ce4">
            <text:p>10,08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727-0134-2</text:p>
          </table:table-cell>
          <table:table-cell office:value-type="string" table:style-name="ce2">
            <text:p>Parking cabl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37.130000000000003" table:style-name="ce3">
            <text:p>37,13 zł</text:p>
          </table:table-cell>
          <table:table-cell office:value-type="currency" office:value="8.0194384449244076" table:style-name="ce4">
            <text:p>8,02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727-1939-2</text:p>
          </table:table-cell>
          <table:table-cell office:value-type="string" table:style-name="ce2">
            <text:p>Parking cable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97.760000000000019" table:style-name="ce3">
            <text:p>97,76 zł</text:p>
          </table:table-cell>
          <table:table-cell office:value-type="currency" office:value="21.114470842332619" table:style-name="ce4">
            <text:p>21,1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0711-6351-3</text:p>
          </table:table-cell>
          <table:table-cell office:value-type="string" table:style-name="ce2">
            <text:p>Sensor</text:p>
          </table:table-cell>
          <table:table-cell office:value-type="string" table:style-name="ce2">
            <text:p>ATE</text:p>
          </table:table-cell>
          <table:table-cell office:value-type="float" office:value="50" table:style-name="ce2">
            <text:p>50</text:p>
          </table:table-cell>
          <table:table-cell office:value-type="currency" office:value="46.706250000000004" table:style-name="ce3">
            <text:p>46,71 zł</text:p>
          </table:table-cell>
          <table:table-cell office:value-type="currency" office:value="10.087742980561556" table:style-name="ce4">
            <text:p>10,09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1-8116-0206-1</text:p>
          </table:table-cell>
          <table:table-cell office:value-type="string" table:style-name="ce2">
            <text:p>Spring</text:p>
          </table:table-cell>
          <table:table-cell office:value-type="string" table:style-name="ce2">
            <text:p>ATE</text:p>
          </table:table-cell>
          <table:table-cell office:value-type="float" office:value="13" table:style-name="ce2">
            <text:p>13</text:p>
          </table:table-cell>
          <table:table-cell office:value-type="currency" office:value="11.75" table:style-name="ce3">
            <text:p>11,75 zł</text:p>
          </table:table-cell>
          <table:table-cell office:value-type="currency" office:value="2.5377969762419008" table:style-name="ce4">
            <text:p>2,5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1-8116-0330-1</text:p>
          </table:table-cell>
          <table:table-cell office:value-type="string" table:style-name="ce2">
            <text:p>Spring</text:p>
          </table:table-cell>
          <table:table-cell office:value-type="string" table:style-name="ce2">
            <text:p>ATE</text:p>
          </table:table-cell>
          <table:table-cell office:value-type="float" office:value="11" table:style-name="ce2">
            <text:p>11</text:p>
          </table:table-cell>
          <table:table-cell office:value-type="currency" office:value="11.75" table:style-name="ce3">
            <text:p>11,75 zł</text:p>
          </table:table-cell>
          <table:table-cell office:value-type="currency" office:value="2.5377969762419008" table:style-name="ce4">
            <text:p>2,5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1-8116-0340-1</text:p>
          </table:table-cell>
          <table:table-cell office:value-type="string" table:style-name="ce2">
            <text:p>Spring</text:p>
          </table:table-cell>
          <table:table-cell office:value-type="string" table:style-name="ce2">
            <text:p>ATE</text:p>
          </table:table-cell>
          <table:table-cell office:value-type="float" office:value="5" table:style-name="ce2">
            <text:p>5</text:p>
          </table:table-cell>
          <table:table-cell office:value-type="currency" office:value="5.8162500000000001" table:style-name="ce3">
            <text:p>5,82 zł</text:p>
          </table:table-cell>
          <table:table-cell office:value-type="currency" office:value="1.2562095032397409" table:style-name="ce4">
            <text:p>1,2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3217-0211-3</text:p>
          </table:table-cell>
          <table:table-cell office:value-type="string" table:style-name="ce2">
            <text:p>Wheelcylinder</text:p>
          </table:table-cell>
          <table:table-cell office:value-type="string" table:style-name="ce2">
            <text:p>ATE</text:p>
          </table:table-cell>
          <table:table-cell office:value-type="float" office:value="6" table:style-name="ce2">
            <text:p>6</text:p>
          </table:table-cell>
          <table:table-cell office:value-type="currency" office:value="175.95625000000001" table:style-name="ce3">
            <text:p>175,96 zł</text:p>
          </table:table-cell>
          <table:table-cell office:value-type="currency" office:value="38.003509719222464" table:style-name="ce4">
            <text:p>38,00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3-3222-5211-3</text:p>
          </table:table-cell>
          <table:table-cell office:value-type="string" table:style-name="ce2">
            <text:p>Wheelcylinder</text:p>
          </table:table-cell>
          <table:table-cell office:value-type="string" table:style-name="ce2">
            <text:p>ATE</text:p>
          </table:table-cell>
          <table:table-cell office:value-type="float" office:value="50" table:style-name="ce2">
            <text:p>50</text:p>
          </table:table-cell>
          <table:table-cell office:value-type="currency" office:value="36.836250000000007" table:style-name="ce3">
            <text:p>36,84 zł</text:p>
          </table:table-cell>
          <table:table-cell office:value-type="currency" office:value="7.9559935205183603" table:style-name="ce4">
            <text:p>7,96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220-0910-3</text:p>
          </table:table-cell>
          <table:table-cell office:value-type="string" table:style-name="ce2">
            <text:p>Wheelcylinder</text:p>
          </table:table-cell>
          <table:table-cell office:value-type="string" table:style-name="ce2">
            <text:p>ATE</text:p>
          </table:table-cell>
          <table:table-cell office:value-type="float" office:value="1" table:style-name="ce2">
            <text:p>1</text:p>
          </table:table-cell>
          <table:table-cell office:value-type="currency" office:value="47.411250000000003" table:style-name="ce3">
            <text:p>47,41 zł</text:p>
          </table:table-cell>
          <table:table-cell office:value-type="currency" office:value="10.240010799136069" table:style-name="ce4">
            <text:p>10,24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220-1108-3</text:p>
          </table:table-cell>
          <table:table-cell office:value-type="string" table:style-name="ce2">
            <text:p>Wheelcylinder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25.321250000000003" table:style-name="ce3">
            <text:p>25,32 zł</text:p>
          </table:table-cell>
          <table:table-cell office:value-type="currency" office:value="5.4689524838012966" table:style-name="ce4">
            <text:p>5,47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220-1728-3</text:p>
          </table:table-cell>
          <table:table-cell office:value-type="string" table:style-name="ce2">
            <text:p>Wheelcylinder</text:p>
          </table:table-cell>
          <table:table-cell office:value-type="string" table:style-name="ce2">
            <text:p>ATE</text:p>
          </table:table-cell>
          <table:table-cell office:value-type="float" office:value="2" table:style-name="ce2">
            <text:p>2</text:p>
          </table:table-cell>
          <table:table-cell office:value-type="currency" office:value="54.22625" table:style-name="ce3">
            <text:p>54,23 zł</text:p>
          </table:table-cell>
          <table:table-cell office:value-type="currency" office:value="11.711933045356371" table:style-name="ce4">
            <text:p>11,71 €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-3222-1734-3</text:p>
          </table:table-cell>
          <table:table-cell office:value-type="string" table:style-name="ce2">
            <text:p>Wheelcylinder</text:p>
          </table:table-cell>
          <table:table-cell office:value-type="string" table:style-name="ce2">
            <text:p>ATE</text:p>
          </table:table-cell>
          <table:table-cell office:value-type="float" office:value="3" table:style-name="ce2">
            <text:p>3</text:p>
          </table:table-cell>
          <table:table-cell office:value-type="currency" office:value="37.776249999999997" table:style-name="ce3">
            <text:p>37,78 zł</text:p>
          </table:table-cell>
          <table:table-cell office:value-type="currency" office:value="8.1590172786177106" table:style-name="ce4">
            <text:p>8,16 €</text:p>
          </table:table-cell>
          <table:table-cell table:number-columns-repeated="16378"/>
        </table:table-row>
        <table:table-row table:number-rows-repeated="10484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">
      <number:number number:decimal-places="2" number:min-decimal-places="2" number:min-integer-digits="1" number:grouping="true"/>
      <number:text> </number:text>
      <number:currency-symbol>zł</number:currency-symbol>
    </number:currency-style>
    <number:currency-style style:name="N37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rcin</meta:initial-creator>
    <dc:creator>Marcin</dc:creator>
    <meta:creation-date>2022-01-09T14:56:29Z</meta:creation-date>
    <dc:date>2022-01-09T14:59:15Z</dc:date>
    <meta:editing-duration>PT0S</meta:editing-duration>
  </office:meta>
</office:document-meta>
</file>